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paragraph-properties fo:margin-left="0.5in" fo:margin-right="0in" fo:text-indent="0in" style:auto-text-indent="false"/>
    </style:style>
    <style:style style:name="P15" style:family="paragraph" style:parent-style-name="Standard_20__28_user_29_">
      <style:paragraph-properties fo:margin-left="1in" fo:margin-right="0in" fo:text-indent="0in" style:auto-text-indent="false"/>
    </style:style>
    <style:style style:name="P16" style:family="paragraph" style:parent-style-name="Standard_20__28_user_29_">
      <style:paragraph-properties fo:margin-left="1.5in" fo:margin-right="0in" fo:text-indent="0in" style:auto-text-indent="false"/>
    </style:style>
    <style:style style:name="P17" style:family="paragraph" style:parent-style-name="Standard_20__28_user_29_">
      <style:paragraph-properties fo:margin-left="0.5in" fo:margin-right="0in" fo:text-indent="0.5in" style:auto-text-indent="false"/>
    </style:style>
    <style:style style:name="P18" style:family="paragraph" style:parent-style-name="Standard_20__28_user_29_">
      <style:paragraph-properties fo:margin-left="0in" fo:margin-right="0in" fo:text-indent="0.5in" style:auto-text-indent="false"/>
    </style:style>
    <style:style style:name="P19"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20" style:family="paragraph" style:parent-style-name="List_20_Paragraph" style:list-style-name="WWNum6"/>
    <style:style style:name="P21" style:family="paragraph" style:parent-style-name="List_20_Paragraph" style:list-style-name="WWNum7"/>
    <style:style style:name="P22" style:family="paragraph" style:parent-style-name="List_20_Paragraph">
      <style:text-properties style:text-underline-style="solid" style:text-underline-width="auto" style:text-underline-color="font-color"/>
    </style:style>
    <style:style style:name="P23" style:family="paragraph" style:parent-style-name="List_20_Paragraph" style:list-style-name="WWNum8"/>
    <style:style style:name="P24" style:family="paragraph" style:parent-style-name="List_20_Paragraph" style:list-style-name="WWNum9"/>
    <style:style style:name="P25" style:family="paragraph" style:parent-style-name="List_20_Paragraph" style:list-style-name="WWNum5"/>
    <style:style style:name="P26" style:family="paragraph" style:parent-style-name="Standard_20__28_user_29_" style:master-page-name="Standard">
      <style:paragraph-properties style:page-number="auto"/>
    </style:style>
    <style:style style:name="P27" style:family="paragraph" style:parent-style-name="Standard_20__28_user_29_">
      <style:text-properties style:text-underline-style="solid" style:text-underline-width="auto" style:text-underline-color="font-color"/>
    </style:style>
    <style:style style:name="P28" style:family="paragraph" style:parent-style-name="Standard_20__28_user_29_" style:list-style-name="WWNum5"/>
    <style:style style:name="P29" style:family="paragraph" style:parent-style-name="Standard_20__28_user_29_">
      <style:text-properties fo:font-style="normal" officeooo:rsid="00147d79" officeooo:paragraph-rsid="00147d79" style:font-style-asian="normal" style:font-style-complex="normal"/>
    </style:style>
    <style:style style:name="P30" style:family="paragraph" style:parent-style-name="Standard_20__28_user_29_">
      <style:text-properties fo:font-style="normal" officeooo:rsid="0017d2aa" officeooo:paragraph-rsid="0017d2aa" style:font-style-asian="normal" style:font-style-complex="normal"/>
    </style:style>
    <style:style style:name="P31" style:family="paragraph" style:parent-style-name="Standard_20__28_user_29_">
      <style:text-properties fo:font-style="normal" officeooo:rsid="001960e7" officeooo:paragraph-rsid="001960e7" style:font-style-asian="normal" style:font-style-complex="normal"/>
    </style:style>
    <style:style style:name="P32" style:family="paragraph" style:parent-style-name="Standard_20__28_user_29_">
      <style:text-properties fo:font-style="normal" officeooo:rsid="001c7e4a" officeooo:paragraph-rsid="001c7e4a" style:font-style-asian="normal" style:font-style-complex="normal"/>
    </style:style>
    <style:style style:name="P33" style:family="paragraph" style:parent-style-name="Standard_20__28_user_29_">
      <style:text-properties officeooo:rsid="00104690" officeooo:paragraph-rsid="00104690"/>
    </style:style>
    <style:style style:name="P34" style:family="paragraph" style:parent-style-name="Standard_20__28_user_29_">
      <style:text-properties officeooo:rsid="00258d8d" officeooo:paragraph-rsid="00258d8d"/>
    </style:style>
    <style:style style:name="P35" style:family="paragraph" style:parent-style-name="Standard_20__28_user_29_">
      <style:text-properties officeooo:rsid="00270565" officeooo:paragraph-rsid="00270565"/>
    </style:style>
    <style:style style:name="P36" style:family="paragraph" style:parent-style-name="Standard_20__28_user_29_">
      <style:text-properties officeooo:rsid="0027cce0" officeooo:paragraph-rsid="0027cce0"/>
    </style:style>
    <style:style style:name="P37" style:family="paragraph" style:parent-style-name="Standard_20__28_user_29_">
      <style:text-properties officeooo:rsid="00287e63" officeooo:paragraph-rsid="00287e63"/>
    </style:style>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style:text-position="0% 100%"/>
    </style:style>
    <style:style style:name="T17" style:family="text">
      <style:text-properties officeooo:rsid="0027cce0"/>
    </style:style>
    <style:style style:name="T18" style:family="text">
      <style:text-properties officeooo:rsid="00287e63"/>
    </style:style>
    <style:style style:name="T19" style:family="text">
      <style:text-properties officeooo:rsid="0029ae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2290952471" text:style-name="WWNum6">
        <text:list-item>
          <text:p text:style-name="P20"><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3317110180" text:style-name="WWNum7">
        <text:list-item>
          <text:p text:style-name="P21"><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22">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22">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3802851263" text:style-name="WWNum8">
        <text:list-item>
          <text:p text:style-name="P23"><text:soft-page-break/>Desktop (KDS, Gnome, XFCE)</text:p>
        </text:list-item>
      </text:list>
      <text:p text:style-name="List_20_Paragraph">Windows manager</text:p>
      <text:p text:style-name="List_20_Paragraph">X windows system/ X11</text:p>
      <text:p text:style-name="Standard_20__28_user_29_"/>
      <text:p text:style-name="P14">Console is</text:p>
      <text:list xml:id="list3255469006" text:style-name="WWNum9">
        <text:list-item>
          <text:p text:style-name="P24">CLI/Shell</text:p>
        </text:list-item>
      </text:list>
      <text:list xml:id="list759319305" text:style-name="WWNum5">
        <text:list-item>
          <text:p text:style-name="P25">Kernel</text:p>
        </text:list-item>
        <text:list-item>
          <text:p text:style-name="P25">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27">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14">“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15">“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15">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14">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14">TO INSTALL</text:p>
      <text:p text:style-name="P14">Package Manger for ubuntu is ( apt-get ) the next command is the action to be performed <text:s text:c="12"/>( install ). <text:s/>Full command &gt;apt-get install &lt;packageName&gt; for example bluefish which is text editor.</text:p>
      <text:p text:style-name="P14">TO UNINSTALL</text:p>
      <text:p text:style-name="P14">&gt;sudo apt-get uninstall bluefish</text:p>
      <text:p text:style-name="P14"/>
      <text:p text:style-name="P14">TO INSTALL BUT NOT SURE WHAT WE WANT</text:p>
      <text:p text:style-name="P14">&gt;sudo apt-cache search bluefish</text:p>
      <text:p text:style-name="P14"/>
      <text:p text:style-name="P14"/>
      <text:p text:style-name="P14">SEE IF SOMETHING IS INSTALLED</text:p>
      <text:p text:style-name="P14">&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14">&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14">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16">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Standard_20__28_user_29_"><text:tab/>To Kill all processes by an application</text:p>
      <text:p text:style-name="Standard_20__28_user_29_"><text:tab/><text:tab/>&gt;killall processname (&gt;killall liri-browswer) </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80224300826137" text:continue-numbering="true" text:style-name="WWNum5">
        <text:list-item>
          <text:list>
            <text:list-item>
              <text:list>
                <text:list-item>
                  <text:list>
                    <text:list-item>
                      <text:p text:style-name="P28"><text:soft-page-break/>Download elasticsearch “elasticsearch”</text:p>
                    </text:list-item>
                    <text:list-item>
                      <text:p text:style-name="P28">This will be used as an example of a service.</text:p>
                    </text:list-item>
                  </text:list>
                </text:list-item>
              </text:list>
            </text:list-item>
          </text:list>
        </text:list-item>
      </text:list>
      <text:p text:style-name="P14"/>
      <text:p text:style-name="P14">To start a service</text:p>
      <text:p text:style-name="Standard_20__28_user_29_"><text:tab/><text:tab/>&gt;sudo service elasticsearch start </text:p>
      <text:p text:style-name="P16">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17">Use find to locate it</text:p>
      <text:p text:style-name="P17">&gt;find /etc -type f -iname “elasticsearch*”</text:p>
      <text:p text:style-name="P17">&gt;sudo nano /etc/elasticsearch/elasticsearch.yml</text:p>
      <text:p text:style-name="P17">Find the location in the file where the ports are listed. <text:s/>Un-comment the port specification and change to 1150. <text:s/>Then save the file and exit</text:p>
      <text:p text:style-name="P17">We must now restart so elasticsearch uses the new port number.</text:p>
      <text:p text:style-name="P17">&gt;sudo service elasticsearch restart</text:p>
      <text:p text:style-name="P15">You can now check and see if it connects on localhost:1150. <text:s/>It does because with the service restarted it has updated the configuration file.</text:p>
      <text:p text:style-name="Standard_20__28_user_29_">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soft-page-break/><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18">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soft-page-break/><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text:soft-page-break/>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19"/>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29"/>
      <text:p text:style-name="P30">USING GIT</text:p>
      <text:p text:style-name="P30">TO add files to &gt;git add files</text:p>
      <text:p text:style-name="P30">TO ADD ALL FILES &gt;git add -A</text:p>
      <text:p text:style-name="P30">TO COMMIT &gt;git commit -m “this is first commit”</text:p>
      <text:p text:style-name="P31">IF you DEFINED A MASTER YOU CAN DO &gt;git push <text:tab/><text:tab/>OTHERWISE &gt;git push origin master</text:p>
      <text:p text:style-name="P31"/>
      <text:p text:style-name="P31"/>
      <text:p text:style-name="P31"/>
      <text:p text:style-name="P31"/>
      <text:p text:style-name="P9"><text:soft-page-break/><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32">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34"/>
      <text:p text:style-name="P34">GIT REPLACE REMOTE DIRECTORY</text:p>
      <text:p text:style-name="P34">1. Navigate to repository on local pc</text:p>
      <text:p text:style-name="P34">2. To view current remote URL’s &gt;git remote -v</text:p>
      <text:p text:style-name="P34">3. To replace them with a new one &gt;git remote set-url origin <text:a xlink:type="simple" xlink:href="mailto:git@github.com" text:style-name="Internet_20_link" text:visited-style-name="Visited_20_Internet_20_Link">git@github.com</text:a>:emykazza/HealthyChoices.git</text:p>
      <text:p text:style-name="P34">4. To ensure it changed do &gt;git remote -v</text:p>
      <text:p text:style-name="P34"/>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34"/>
      <text:p text:style-name="P34">When two people are editing the same code at the same time this creates merge conflicts.</text:p>
      <text:p text:style-name="P35">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36">User1 -pull directory</text:p>
      <text:p text:style-name="P36">User2 -pulls directory</text:p>
      <text:p text:style-name="P36">User 1-makes change to line 2</text:p>
      <text:p text:style-name="P36"><text:soft-page-break/>User1 -pushes changes</text:p>
      <text:p text:style-name="P36">User2 –makes change to line 2</text:p>
      <text:p text:style-name="P36">user2 -Attempts to push changes but Error occurs because user1 already pushed changes to the same directory.</text:p>
      <text:p text:style-name="P36">User2 -Will get a notification to fetch first &gt;git fetch origin master <text:span text:style-name="T18">&amp;&amp; &gt;git pull origin master. <text:s/>Both of these would comment at the fact that there are merge conflicts and that you should resolve the conflicts before commiting the change.</text:span></text:p>
      <text:p text:style-name="P37">User2 -will edit the file which will present an interface where the &lt;&lt;&lt;&lt;&lt;head (first part will be what he added and the 2ND line will give you what the other user had.</text:p>
      <text:p text:style-name="P37">User2 -Will alter the file so that the appropriate changes are made</text:p>
      <text:p text:style-name="P37"><text:tab/>making both on the same file</text:p>
      <text:p text:style-name="P37">1. copies what the server has (bottom part)</text:p>
      <text:p text:style-name="P37">2. deletes the &lt;&lt;&lt; and &gt;&gt;&gt;</text:p>
      <text:p text:style-name="P37">3. keeps his changes in there too</text:p>
      <text:p text:style-name="P37">User2 –Will <text:span text:style-name="T19">Add, C</text:span>ommit, <text:span text:style-name="T19">and P</text:span>ush <text:span text:style-name="T19">file </text:span>to server.</text:p>
      <text:p text:style-name="P35"/>
      <text:p text:style-name="P35">! - Typically throughout the day you should &gt;git <text:span text:style-name="T17">pull master </text:span>to ensure everything is up to date.</text:p>
      <text:p text:style-name="P34"/>
      <text:p text:style-name="P34"><text:span text:style-name="T15">Chapter 25 - </text:span><text:a xlink:type="simple" xlink:href="https://www.youtube.com/watch?v=wBp0Rb-ZJak&amp;t=13302s" text:style-name="Internet_20_link" text:visited-style-name="Visited_20_Internet_20_Link">3:41:42</text:a> How to setup and manage branches</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8</meta:editing-cycles>
    <meta:creation-date>2019-02-19T22:13:00</meta:creation-date>
    <dc:date>2019-02-21T18:02:18.335592183</dc:date>
    <meta:editing-duration>PT1H36M29S</meta:editing-duration>
    <meta:generator>LibreOffice/6.0.7.3$Linux_X86_64 LibreOffice_project/00m0$Build-3</meta:generator>
    <meta:document-statistic meta:table-count="0" meta:image-count="0" meta:object-count="0" meta:page-count="20" meta:paragraph-count="414" meta:word-count="4917" meta:character-count="29034" meta:non-whitespace-character-count="241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